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64cm" fo:min-width="1.507cm"/>
    </style:style>
    <style:style style:name="gr2" style:family="graphic" style:parent-style-name="standard">
      <style:graphic-properties draw:textarea-horizontal-align="justify" draw:textarea-vertical-align="middle" draw:auto-grow-height="false" fo:min-height="1.519cm" fo:min-width="3.233cm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546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77cm" fo:min-width="3.233cm"/>
    </style:style>
    <style:style style:name="gr6" style:family="graphic" style:parent-style-name="standard">
      <style:graphic-properties draw:marker-start="" draw:marker-end="Arrow" draw:textarea-vertical-align="middle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19cm" fo:min-width="3.157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2.38cm"/>
    </style:style>
    <style:style style:name="gr12" style:family="graphic" style:parent-style-name="standard">
      <style:graphic-properties draw:textarea-horizontal-align="justify" draw:textarea-vertical-align="middle" draw:auto-grow-height="false" fo:min-height="1.148cm" fo:min-width="1.448cm"/>
    </style:style>
    <style:style style:name="gr13" style:family="graphic" style:parent-style-name="standard">
      <style:graphic-properties draw:textarea-horizontal-align="justify" draw:textarea-vertical-align="middle" draw:auto-grow-height="false" fo:min-height="1.064cm" fo:min-width="1.366cm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textarea-vertical-align="bottom" draw:auto-grow-height="false" fo:min-height="0.639cm" fo:min-width="0.389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2.491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.102cm" fo:margin-right="0.152cm" fo:margin-top="0.102cm" fo:margin-bottom="0.356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837cm" svg:height="1.858cm" svg:x="2.735cm" svg:y="2.016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733cm" svg:height="1.769cm" svg:x="2.27cm" svg:y="4.72cm">
          <text:p text:style-name="P1">Aguarda ação para </text:p>
          <text:p text:style-name="P1">Iniciar a configuração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091cm" svg:height="1.414cm" svg:x="3.09cm" svg:y="7.374cm">
          <text:p text:style-name="P1">INICIOU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181cm" svg:y1="8.081cm" svg:x2="6.003cm" svg:y2="5.604cm" draw:start-shape="id1" draw:start-glue-point="7" draw:end-shape="id2" draw:end-glue-point="1" svg:d="M5181 8081h1322v-2477h-500" svg:viewBox="0 0 1323 2478">
          <text:p text:style-name="P1">Não</text:p>
        </draw:connector>
        <draw:custom-shape draw:style-name="gr5" draw:text-style-name="P1" xml:id="id3" draw:id="id3" draw:layer="layout" svg:width="3.733cm" svg:height="1.327cm" svg:x="2.27cm" svg:y="9.85cm">
          <text:p text:style-name="P1">Insere peso de </text:p>
          <text:p text:style-name="P1">acionamento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733cm" svg:height="1.327cm" svg:x="2.27cm" svg:y="11.884cm">
          <text:p text:style-name="P1">Insere peso de pausa</text:p>
          <text:p text:style-name="P1">Do moto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136cm" svg:y1="8.788cm" svg:x2="4.136cm" svg:y2="9.85cm" draw:start-shape="id1" draw:start-glue-point="6" draw:end-shape="id3" draw:end-glue-point="0" svg:d="M4136 8788v1062" svg:viewBox="0 0 1 1063">
          <text:p text:style-name="P1">Sim</text:p>
        </draw:connector>
        <draw:connector draw:style-name="gr7" draw:text-style-name="P1" draw:layer="layout" svg:x1="4.136cm" svg:y1="11.177cm" svg:x2="4.136cm" svg:y2="11.884cm" draw:start-shape="id3" draw:start-glue-point="2" draw:end-shape="id4" draw:end-glue-point="0" svg:d="M4136 11177v707" svg:viewBox="0 0 1 708">
          <text:p/>
        </draw:connector>
        <draw:custom-shape draw:style-name="gr8" draw:text-style-name="P1" xml:id="id5" draw:id="id5" draw:layer="layout" svg:width="3.657cm" svg:height="1.769cm" svg:x="2.346cm" svg:y="14.273cm">
          <text:p text:style-name="P1">Aguarda acao</text:p>
          <text:p text:style-name="P1">Para iniciar sistema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4.136cm" svg:y1="6.489cm" svg:x2="4.136cm" svg:y2="7.374cm" draw:start-shape="id2" draw:start-glue-point="2" draw:end-shape="id1" draw:end-glue-point="4" svg:d="M4136 6489v885" svg:viewBox="0 0 1 886">
          <text:p/>
        </draw:connector>
        <draw:connector draw:style-name="gr7" draw:text-style-name="P1" draw:layer="layout" svg:x1="4.136cm" svg:y1="13.211cm" svg:x2="4.174cm" svg:y2="14.273cm" draw:start-shape="id4" draw:start-glue-point="2" draw:end-shape="id5" draw:end-glue-point="0" svg:d="M4136 13211v530h38v532" svg:viewBox="0 0 39 1063">
          <text:p/>
        </draw:connector>
        <draw:custom-shape draw:style-name="gr3" draw:text-style-name="P1" xml:id="id6" draw:id="id6" draw:layer="layout" svg:width="2.091cm" svg:height="1.415cm" svg:x="3.159cm" svg:y="16.875cm">
          <text:p text:style-name="P1">INICIOU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4.174cm" svg:y1="16.042cm" svg:x2="4.205cm" svg:y2="16.875cm" draw:start-shape="id5" draw:start-glue-point="2" draw:end-shape="id6" draw:end-glue-point="4" svg:d="M4174 16042v416h31v417" svg:viewBox="0 0 32 834">
          <text:p/>
        </draw:connector>
        <draw:connector draw:style-name="gr9" draw:text-style-name="P2" draw:layer="layout" svg:x1="4.154cm" svg:y1="3.874cm" svg:x2="4.136cm" svg:y2="4.72cm" draw:start-shape="id7" draw:start-glue-point="8" draw:end-shape="id2" draw:end-glue-point="0" svg:d="M4154 3874v423h-18v423" svg:viewBox="0 0 19 847">
          <text:p/>
        </draw:connector>
        <draw:connector draw:style-name="gr10" draw:text-style-name="P3" draw:layer="layout" svg:x1="3.159cm" svg:y1="17.583cm" svg:x2="2.346cm" svg:y2="15.157cm" draw:start-shape="id6" draw:start-glue-point="5" draw:end-shape="id5" draw:end-glue-point="3" svg:d="M3159 17583h-1315v-2426h502" svg:viewBox="0 0 1316 2427">
          <text:p text:style-name="P3"><text:span text:style-name="T1">Nao</text:span></text:p>
        </draw:connector>
        <draw:custom-shape draw:style-name="gr11" draw:text-style-name="P2" xml:id="id8" draw:id="id8" draw:layer="layout" svg:width="4.572cm" svg:height="1.27cm" svg:x="8.366cm" svg:y="15.605cm">
          <text:p text:style-name="P2">loop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5.25cm" svg:y1="17.583cm" svg:x2="8.366cm" svg:y2="16.24cm" draw:start-shape="id6" draw:start-glue-point="7" draw:end-shape="id8" draw:end-glue-point="3" svg:d="M5250 17583h1558v-1343h1558" svg:viewBox="0 0 3117 1344">
          <text:p text:style-name="P3"><text:span text:style-name="T1">sim</text:span></text:p>
        </draw:connector>
        <draw:custom-shape draw:style-name="gr12" draw:text-style-name="P1" xml:id="id11" draw:id="id11" draw:layer="layout" svg:width="3.895cm" svg:height="2.794cm" svg:x="8.747cm" svg:y="10.906cm">
          <text:p text:style-name="P1">Está com peso </text:p>
          <text:p text:style-name="P1">minimo de </text:p>
          <text:p text:style-name="P1">acionament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0" draw:id="id10" draw:layer="layout" svg:width="3.733cm" svg:height="1.327cm" svg:x="13.777cm" svg:y="8.366cm">
          <text:p text:style-name="P1">Alimentando…</text:p>
          <text:p text:style-name="P1">(motor ativo)</text:p>
          <draw:enhanced-geometry svg:viewBox="0 0 21600 21600" draw:type="rectangle" draw:enhanced-path="M 0 0 L 21600 0 21600 21600 0 21600 0 0 Z N"/>
        </draw:custom-shape>
        <draw:custom-shape draw:style-name="gr13" draw:text-style-name="P1" xml:id="id9" draw:id="id9" draw:layer="layout" svg:width="3.73cm" svg:height="2.627cm" svg:x="13.78cm" svg:y="11.962cm">
          <text:p text:style-name="P1">Atingiu o peso </text:p>
          <text:p text:style-name="P1">de paus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7.51cm" svg:y1="13.276cm" svg:x2="17.51cm" svg:y2="9.029cm" draw:start-shape="id9" draw:start-glue-point="7" draw:end-shape="id10" draw:end-glue-point="1" svg:d="M17510 13276h502v-4247h-502" svg:viewBox="0 0 503 4248">
          <text:p text:style-name="P3"><text:span text:style-name="T1">Nao</text:span></text:p>
        </draw:connector>
        <draw:connector draw:style-name="gr4" draw:text-style-name="P3" draw:layer="layout" svg:x1="10.695cm" svg:y1="10.906cm" svg:x2="13.777cm" svg:y2="9.029cm" draw:start-shape="id11" draw:start-glue-point="4" draw:end-shape="id10" draw:end-glue-point="3" svg:d="M10695 10906v-1877h3082" svg:viewBox="0 0 3083 1878">
          <text:p text:style-name="P3"><text:span text:style-name="T1">Sim</text:span></text:p>
        </draw:connector>
        <draw:connector draw:style-name="gr14" draw:text-style-name="P2" draw:layer="layout" svg:x1="15.645cm" svg:y1="11.962cm" svg:x2="15.643cm" svg:y2="9.693cm" draw:start-shape="id9" draw:start-glue-point="4" draw:end-shape="id10" draw:end-glue-point="2" svg:d="M15645 11962v-1135h-2v-1134" svg:viewBox="0 0 3 2270">
          <text:p/>
        </draw:connector>
        <draw:connector draw:style-name="gr4" draw:text-style-name="P3" draw:layer="layout" svg:x1="15.645cm" svg:y1="14.589cm" svg:x2="12.367cm" svg:y2="16.24cm" draw:start-shape="id9" draw:start-glue-point="6" draw:end-shape="id8" draw:end-glue-point="6" svg:d="M15645 14589v1651h-3278" svg:viewBox="0 0 3279 1652">
          <text:p text:style-name="P4"><text:span text:style-name="T1">SIM</text:span></text:p>
        </draw:connector>
        <draw:connector draw:style-name="gr9" draw:text-style-name="P2" draw:layer="layout" svg:x1="10.652cm" svg:y1="15.605cm" svg:x2="10.695cm" svg:y2="13.7cm" draw:start-shape="id8" draw:start-glue-point="5" draw:end-shape="id11" draw:end-glue-point="6" svg:d="M10652 15605v-952h43v-953" svg:viewBox="0 0 44 1906">
          <text:p/>
        </draw:connector>
        <draw:custom-shape draw:style-name="gr15" draw:text-style-name="P3" draw:layer="layout" svg:width="0.889cm" svg:height="0.889cm" svg:x="8.493cm" svg:y="12.811cm"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6"><text:span text:style-name="T1"/>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9:16:54.440469783</meta:creation-date>
    <dc:date>2018-05-16T09:48:37.238195805</dc:date>
    <meta:editing-duration>PT10M40S</meta:editing-duration>
    <meta:editing-cycles>2</meta:editing-cycles>
    <meta:generator>LibreOffice/5.2.7.2$Linux_X86_64 LibreOffice_project/20m0$Build-2</meta:generator>
    <meta:document-statistic meta:object-count="26"/>
  </office:meta>
</office:document-meta>
</file>